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medium" svg:font-family="'Fira Code medium', 'Droid Sans Mono', monospace, monospace, 'Droid Sans Fallback', 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e1910"/>
    </style:style>
    <style:style style:name="P2" style:family="paragraph" style:parent-style-name="Preformatted_20_Text">
      <style:text-properties officeooo:paragraph-rsid="0032191e"/>
    </style:style>
    <style:style style:name="P3" style:family="paragraph" style:parent-style-name="Standard">
      <style:paragraph-properties fo:text-align="center" style:justify-single-word="false"/>
      <style:text-properties officeooo:rsid="001c59b0" officeooo:paragraph-rsid="001c59b0"/>
    </style:style>
    <style:style style:name="P4" style:family="paragraph" style:parent-style-name="Standard">
      <style:paragraph-properties fo:text-align="center" style:justify-single-word="false"/>
      <style:text-properties officeooo:rsid="0019f7f5" officeooo:paragraph-rsid="00396fd9"/>
    </style:style>
    <style:style style:name="P5" style:family="paragraph" style:parent-style-name="Standard">
      <style:paragraph-properties fo:text-align="center" style:justify-single-word="false"/>
      <style:text-properties officeooo:rsid="003a10c8" officeooo:paragraph-rsid="003a10c8"/>
    </style:style>
    <style:style style:name="P6" style:family="paragraph" style:parent-style-name="Standard">
      <style:paragraph-properties fo:text-align="center" style:justify-single-word="false" style:writing-mode="rl-tb"/>
      <style:text-properties officeooo:rsid="003a10c8" officeooo:paragraph-rsid="003a10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38" loext:opacity="100%" fo:font-size="26pt" fo:background-color="#81d41a" loext:char-shading-value="0"/>
    </style:style>
    <style:style style:name="T3" style:family="text">
      <style:text-properties officeooo:rsid="002737db"/>
    </style:style>
    <style:style style:name="T4" style:family="text">
      <style:text-properties officeooo:rsid="002e1910"/>
    </style:style>
    <style:style style:name="T5" style:family="text">
      <style:text-properties officeooo:rsid="00302db0"/>
    </style:style>
    <style:style style:name="T6" style:family="text">
      <style:text-properties style:font-name="Liberation Mono" fo:font-size="10pt" officeooo:rsid="00302db0" style:font-name-asian="Liberation Mono" style:font-size-asian="10pt" style:font-name-complex="Liberation Mono" style:font-size-complex="10pt"/>
    </style:style>
    <style:style style:name="T7" style:family="text">
      <style:text-properties fo:color="#000000" loext:opacity="100%" style:font-name="Fira Code medium" fo:font-size="10.5pt" fo:font-weight="normal" fo:background-color="#ffffff" loext:char-shading-value="0"/>
    </style:style>
    <style:style style:name="T8" style:family="text">
      <style:text-properties fo:color="#000000" loext:opacity="100%" style:font-name="Fira Code medium" fo:font-size="10.5pt" fo:font-weight="normal" officeooo:rsid="0035c29e" fo:background-color="#ffffff" loext:char-shading-value="0"/>
    </style:style>
    <style:style style:name="T9" style:family="text">
      <style:text-properties fo:color="#000000" loext:opacity="100%" style:font-name="Fira Code medium" fo:font-size="10.5pt" fo:font-weight="normal" officeooo:rsid="0037bde4" fo:background-color="#ffffff" loext:char-shading-value="0"/>
    </style:style>
    <style:style style:name="T10" style:family="text">
      <style:text-properties fo:color="#000000" loext:opacity="100%" style:font-name="Fira Code medium" fo:font-size="10.5pt" fo:font-weight="normal" officeooo:rsid="0032bff8" fo:background-color="#ffffff" loext:char-shading-value="0"/>
    </style:style>
    <style:style style:name="T11" style:family="text">
      <style:text-properties fo:color="#000000" loext:opacity="100%" style:font-name="Fira Code medium" fo:font-size="10.5pt" fo:font-weight="normal" officeooo:rsid="0032bff8" fo:background-color="#ffffff" loext:char-shading-value="0" style:font-weight-asian="bold" style:font-weight-complex="bold"/>
    </style:style>
    <style:style style:name="T12" style:family="text">
      <style:text-properties fo:color="#000000" loext:opacity="100%" style:font-name="Fira Code medium" fo:font-size="10.5pt" fo:font-weight="normal" officeooo:rsid="0037bde4" fo:background-color="#ffffff" loext:char-shading-value="0" style:font-weight-asian="bold" style:font-weight-complex="bold"/>
    </style:style>
    <style:style style:name="T13" style:family="text">
      <style:text-properties fo:color="#000000" loext:opacity="100%" style:font-name="Fira Code medium" fo:font-size="10.5pt" fo:font-weight="bold" officeooo:rsid="0032bff8" fo:background-color="#ffffff" loext:char-shading-value="0" style:font-weight-asian="bold" style:font-weight-complex="bold"/>
    </style:style>
    <style:style style:name="T14" style:family="text">
      <style:text-properties fo:color="#000000" loext:opacity="100%" style:font-name="Fira Code medium" fo:font-size="12.5pt" fo:font-weight="normal" officeooo:rsid="0032bff8" fo:background-color="#ffffff" loext:char-shading-value="0" style:font-weight-asian="bold" style:font-weight-complex="bold"/>
    </style:style>
    <style:style style:name="T15" style:family="text">
      <style:text-properties fo:color="#000000" loext:opacity="100%" style:font-name="Fira Code medium" fo:font-size="12.5pt" fo:font-weight="normal" officeooo:rsid="0037bde4" fo:background-color="#ffffff" loext:char-shading-value="0" style:font-weight-asian="bold" style:font-weight-complex="bold"/>
    </style:style>
    <style:style style:name="T16" style:family="text">
      <style:text-properties fo:color="#000000" loext:opacity="100%" style:font-name="Fira Code medium" fo:font-size="14.5pt" fo:font-weight="normal" officeooo:rsid="0032bff8" fo:background-color="#ffffff" loext:char-shading-value="0" style:font-weight-asian="bold" style:font-weight-complex="bold"/>
    </style:style>
    <style:style style:name="T17" style:family="text">
      <style:text-properties fo:color="#000000" loext:opacity="100%" style:font-name="Fira Code medium" fo:font-size="14.5pt" fo:font-weight="normal" officeooo:rsid="0037bde4" fo:background-color="#ffffff" loext:char-shading-value="0" style:font-weight-asian="bold" style:font-weight-complex="bold"/>
    </style:style>
    <style:style style:name="T18" style:family="text">
      <style:text-properties fo:color="#c9211e" loext:opacity="100%" style:font-name="Fira Code medium" fo:font-size="10.5pt" fo:font-weight="bold" officeooo:rsid="0032bff8" fo:background-color="#ffffff" loext:char-shading-value="0" style:font-weight-asian="bold" style:font-weight-complex="bold"/>
    </style:style>
    <style:style style:name="T19" style:family="text">
      <style:text-properties fo:color="#780373" loext:opacity="100%" style:font-name="Fira Code medium" fo:font-size="14.5pt" fo:font-weight="normal" officeooo:rsid="0032bff8" fo:background-color="#ffffff" loext:char-shading-value="0" style:font-weight-asian="bold" style:font-weight-complex="bold"/>
    </style:style>
    <style:style style:name="T20" style:family="text">
      <style:text-properties fo:color="#780373" loext:opacity="100%" style:font-name="Fira Code medium" fo:font-size="14.5pt" fo:font-weight="normal" officeooo:rsid="0037bde4" fo:background-color="#ffffff" loext:char-shading-value="0" style:font-weight-asian="bold" style:font-weight-complex="bold"/>
    </style:style>
    <style:style style:name="T21" style:family="text">
      <style:text-properties fo:color="#780373" loext:opacity="100%" style:font-name="Fira Code medium" fo:font-size="14.5pt" fo:font-style="italic" fo:font-weight="normal" officeooo:rsid="0032bff8" fo:background-color="#ffffff" loext:char-shading-value="0" style:font-style-asian="italic" style:font-weight-asian="bold" style:font-style-complex="italic" style:font-weight-complex="bold"/>
    </style:style>
    <style:style style:name="T22" style:family="text">
      <style:text-properties fo:color="#780373" loext:opacity="100%" style:font-name="Fira Code medium" fo:font-size="14.5pt" fo:font-style="italic" fo:font-weight="normal" officeooo:rsid="0037bde4" fo:background-color="#ffffff" loext:char-shading-value="0" style:font-style-asian="italic" style:font-weight-asian="bold" style:font-style-complex="italic" style:font-weight-complex="bold"/>
    </style:style>
    <style:style style:name="T23" style:family="text">
      <style:text-properties fo:color="#780373" loext:opacity="100%" style:font-name="Fira Code medium" fo:font-size="14.5pt" fo:font-style="italic" fo:font-weight="bold" officeooo:rsid="0032bff8" fo:background-color="#ffffff" loext:char-shading-value="0" style:font-style-asian="italic" style:font-weight-asian="bold" style:font-style-complex="italic" style:font-weight-complex="bold"/>
    </style:style>
    <style:style style:name="T24" style:family="text">
      <style:text-properties fo:color="#780373" loext:opacity="100%" style:font-name="Fira Code medium" fo:font-size="14.5pt" fo:font-style="italic" fo:font-weight="bold" officeooo:rsid="0037bde4" fo:background-color="#ffffff" loext:char-shading-value="0" style:font-style-asian="italic" style:font-weight-asian="bold" style:font-style-complex="italic" style:font-weight-complex="bold"/>
    </style:style>
    <style:style style:name="T25" style:family="text">
      <style:text-properties officeooo:rsid="0019f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ello World</text:p>
      <text:p text:style-name="P6">Test Report</text:p>
      <text:p text:style-name="P3"/>
      <text:p text:style-name="P4"/>
      <text:p text:style-name="P5">Hello <text:span text:style-name="T18">d.firstname} </text:span><text:span text:style-name="T23">{d.</text:span><text:span text:style-name="T24">last</text:span><text:span text:style-name="T23">name}</text:span><text:span text:style-name="T25">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medium" svg:font-family="'Fira Code medium', 'Droid Sans Mono', monospace, monospace, 'Droid Sans Fallback', 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1-12-13T15:13:01.120491319</dc:date>
    <meta:editing-duration>PT51M34S</meta:editing-duration>
    <meta:editing-cycles>27</meta:editing-cycles>
    <meta:generator>LibreOffice/7.1.7.2$Linux_X86_64 LibreOffice_project/10$Build-2</meta:generator>
    <meta:document-statistic meta:table-count="0" meta:image-count="0" meta:object-count="0" meta:page-count="1" meta:paragraph-count="3" meta:word-count="7" meta:character-count="54" meta:non-whitespace-character-count="50"/>
  </office:meta>
</office:document-meta>
</file>